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Khmer OS System" svg:font-family="'Khmer OS System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f55" officeooo:paragraph-rsid="000b6f55"/>
    </style:style>
    <style:style style:name="P2" style:family="paragraph" style:parent-style-name="Standard">
      <style:text-properties officeooo:rsid="000b6f55" officeooo:paragraph-rsid="000b9ab7"/>
    </style:style>
    <style:style style:name="P3" style:family="paragraph" style:parent-style-name="Standard">
      <style:text-properties officeooo:rsid="000b9ab7" officeooo:paragraph-rsid="000b9ab7"/>
    </style:style>
    <style:style style:name="P4" style:family="paragraph" style:parent-style-name="Standard">
      <style:text-properties officeooo:rsid="000c6cb3" officeooo:paragraph-rsid="000c6cb3"/>
    </style:style>
    <style:style style:name="P5" style:family="paragraph" style:parent-style-name="Standard">
      <style:text-properties officeooo:rsid="000e6b20" officeooo:paragraph-rsid="000e6b20"/>
    </style:style>
    <style:style style:name="P6" style:family="paragraph" style:parent-style-name="Standard">
      <style:text-properties officeooo:rsid="000f1d75" officeooo:paragraph-rsid="000f1d75"/>
    </style:style>
    <style:style style:name="P7" style:family="paragraph" style:parent-style-name="Standard">
      <style:text-properties officeooo:paragraph-rsid="000f1d75"/>
    </style:style>
    <style:style style:name="P8" style:family="paragraph" style:parent-style-name="Standard">
      <style:text-properties officeooo:paragraph-rsid="000fb15c"/>
    </style:style>
    <style:style style:name="P9" style:family="paragraph" style:parent-style-name="Standard">
      <style:text-properties officeooo:rsid="000fb15c" officeooo:paragraph-rsid="000fb15c"/>
    </style:style>
    <style:style style:name="P10" style:family="paragraph" style:parent-style-name="Standard">
      <style:text-properties fo:font-size="9pt" officeooo:rsid="000b9ab7" officeooo:paragraph-rsid="000b9ab7" style:font-size-asian="9pt" style:font-size-complex="9pt"/>
    </style:style>
    <style:style style:name="P11" style:family="paragraph" style:parent-style-name="Standard">
      <style:text-properties fo:font-size="9pt" officeooo:paragraph-rsid="000c6cb3" style:font-size-asian="9pt" style:font-size-complex="9pt"/>
    </style:style>
    <style:style style:name="P12" style:family="paragraph" style:parent-style-name="Standard">
      <style:text-properties fo:font-size="9pt" officeooo:rsid="000e6b20" officeooo:paragraph-rsid="000e6b20" style:font-size-asian="9pt" style:font-size-complex="9pt"/>
    </style:style>
    <style:style style:name="P13" style:family="paragraph" style:parent-style-name="Standard">
      <style:text-properties fo:font-size="9pt" officeooo:paragraph-rsid="000e6b20" style:font-size-asian="9pt" style:font-size-complex="9pt"/>
    </style:style>
    <style:style style:name="P14" style:family="paragraph" style:parent-style-name="Standard">
      <style:text-properties fo:font-size="9pt" officeooo:paragraph-rsid="000f1d75" style:font-size-asian="9pt" style:font-size-complex="9pt"/>
    </style:style>
    <style:style style:name="P15" style:family="paragraph" style:parent-style-name="Standard">
      <style:text-properties fo:font-size="9pt" officeooo:rsid="000f1d75" officeooo:paragraph-rsid="000f1d75" style:font-size-asian="9pt" style:font-size-complex="9pt"/>
    </style:style>
    <style:style style:name="P16" style:family="paragraph" style:parent-style-name="Standard">
      <style:text-properties fo:font-size="9pt" officeooo:rsid="000f1d75" officeooo:paragraph-rsid="000fb15c" style:font-size-asian="9pt" style:font-size-complex="9pt"/>
    </style:style>
    <style:style style:name="P17" style:family="paragraph" style:parent-style-name="Standard">
      <style:text-properties fo:font-size="9pt" officeooo:rsid="000fb15c" officeooo:paragraph-rsid="000fb15c" style:font-size-asian="9pt" style:font-size-complex="9pt"/>
    </style:style>
    <style:style style:name="P18" style:family="paragraph" style:parent-style-name="Standard">
      <style:text-properties fo:font-size="9pt" officeooo:rsid="000fb15c" officeooo:paragraph-rsid="0010c0d1" style:font-size-asian="9pt" style:font-size-complex="9pt"/>
    </style:style>
    <style:style style:name="P19" style:family="paragraph" style:parent-style-name="Standard">
      <style:text-properties fo:font-size="9pt" officeooo:paragraph-rsid="000fb15c" style:font-size-asian="9pt" style:font-size-complex="9pt"/>
    </style:style>
    <style:style style:name="P20" style:family="paragraph" style:parent-style-name="Standard">
      <style:text-properties fo:font-size="9pt" officeooo:paragraph-rsid="0010c0d1" style:font-size-asian="9pt" style:font-size-complex="9pt"/>
    </style:style>
    <style:style style:name="T1" style:family="text">
      <style:text-properties style:font-name="Khmer OS System" fo:font-weight="bold" officeooo:rsid="000b9ab7" style:font-name-asian="Khmer OS System" style:font-weight-asian="bold" style:font-name-complex="Khmer OS System" style:font-weight-complex="bold"/>
    </style:style>
    <style:style style:name="T2" style:family="text">
      <style:text-properties style:font-name="Liberation Serif" style:font-name-asian="Noto Serif CJK SC" style:font-name-complex="FreeSans"/>
    </style:style>
    <style:style style:name="T3" style:family="text">
      <style:text-properties style:font-name="Liberation Serif" officeooo:rsid="000b9ab7" style:font-name-asian="Noto Serif CJK SC" style:font-name-complex="FreeSans"/>
    </style:style>
    <style:style style:name="T4" style:family="text">
      <style:text-properties style:font-name="Liberation Serif" officeooo:rsid="000c6cb3" style:font-name-asian="Noto Serif CJK SC" style:font-name-complex="FreeSans"/>
    </style:style>
    <style:style style:name="T5" style:family="text">
      <style:text-properties style:font-name="Liberation Serif" officeooo:rsid="000e6b20" style:font-name-asian="Noto Serif CJK SC" style:font-name-complex="FreeSans"/>
    </style:style>
    <style:style style:name="T6" style:family="text">
      <style:text-properties style:font-name="Liberation Serif" officeooo:rsid="000f1d75" style:font-name-asian="Noto Serif CJK SC" style:font-name-complex="FreeSans"/>
    </style:style>
    <style:style style:name="T7" style:family="text">
      <style:text-properties style:font-name="Liberation Serif" officeooo:rsid="000fb15c" style:font-name-asian="Noto Serif CJK SC" style:font-name-complex="FreeSans"/>
    </style:style>
    <style:style style:name="T8" style:family="text">
      <style:text-properties style:font-name="Liberation Serif" officeooo:rsid="0010c0d1" style:font-name-asian="Noto Serif CJK SC" style:font-name-complex="FreeSans"/>
    </style:style>
    <style:style style:name="T9" style:family="text">
      <style:text-properties style:font-name="Liberation Serif" style:text-underline-style="none" style:font-name-asian="Noto Serif CJK SC" style:font-name-complex="FreeSans"/>
    </style:style>
    <style:style style:name="T10" style:family="text">
      <style:text-properties style:font-name="Liberation Serif" style:text-underline-style="none" officeooo:rsid="000b9ab7" style:font-name-asian="Noto Serif CJK SC" style:font-name-complex="FreeSans"/>
    </style:style>
    <style:style style:name="T11" style:family="text">
      <style:text-properties style:font-name="Liberation Serif" style:text-underline-style="none" officeooo:rsid="000c6cb3" style:font-name-asian="Noto Serif CJK SC" style:font-name-complex="FreeSans"/>
    </style:style>
    <style:style style:name="T12" style:family="text">
      <style:text-properties style:font-name="Liberation Serif" style:text-underline-style="none" officeooo:rsid="000f1d75" style:font-name-asian="Noto Serif CJK SC" style:font-name-complex="FreeSans"/>
    </style:style>
    <style:style style:name="T13" style:family="text">
      <style:text-properties style:font-name="Liberation Serif" style:text-underline-style="none" officeooo:rsid="000fb15c" style:font-name-asian="Noto Serif CJK SC" style:font-name-complex="FreeSans"/>
    </style:style>
    <style:style style:name="T14" style:family="text">
      <style:text-properties style:font-name="Liberation Serif" style:text-underline-style="none" officeooo:rsid="0010c0d1" style:font-name-asian="Noto Serif CJK SC" style:font-name-complex="FreeSans"/>
    </style:style>
    <style:style style:name="T15" style:family="text">
      <style:text-properties style:font-name="Liberation Serif" style:text-underline-style="none" officeooo:rsid="0012227b" style:font-name-asian="Noto Serif CJK SC" style:font-name-complex="FreeSans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0fb15c"/>
    </style:style>
    <style:style style:name="T18" style:family="text">
      <style:text-properties style:text-underline-style="solid" style:text-underline-width="auto" style:text-underline-color="font-color" officeooo:rsid="000f1d75"/>
    </style:style>
    <style:style style:name="T19" style:family="text">
      <style:text-properties style:text-underline-style="solid" style:text-underline-width="auto" style:text-underline-color="font-color" officeooo:rsid="0010c0d1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0b813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0b9ab7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0c6cb3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0f1d75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0fb15c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10c0d1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2227b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2227b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b8130"/>
    </style:style>
    <style:style style:name="T31" style:family="text">
      <style:text-properties style:text-underline-style="none" officeooo:rsid="000b9ab7"/>
    </style:style>
    <style:style style:name="T32" style:family="text">
      <style:text-properties style:text-underline-style="none" officeooo:rsid="0010c0d1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0c6cb3"/>
    </style:style>
    <style:style style:name="T35" style:family="text">
      <style:text-properties officeooo:rsid="000f1d75"/>
    </style:style>
    <style:style style:name="T36" style:family="text">
      <style:text-properties officeooo:rsid="000fb15c"/>
    </style:style>
    <style:style style:name="T37" style:family="text">
      <style:text-properties fo:color="#ff0000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fo:color="#ff0000" fo:font-weight="bold" officeooo:rsid="000f1d75" style:font-weight-asian="bold" style:font-weight-complex="bold"/>
    </style:style>
    <style:style style:name="T40" style:family="text">
      <style:text-properties fo:color="#ff0000" fo:font-weight="bold" officeooo:rsid="000fb15c" style:font-weight-asian="bold" style:font-weight-complex="bold"/>
    </style:style>
    <style:style style:name="T41" style:family="text">
      <style:text-properties fo:color="#ff0000" style:text-underline-style="none" fo:font-weight="bold" officeooo:rsid="000b9ab7" style:font-weight-asian="bold" style:font-weight-complex="bold"/>
    </style:style>
    <style:style style:name="T42" style:family="text">
      <style:text-properties fo:color="#ff0000" style:font-name="Liberation Serif" style:font-name-asian="Noto Serif CJK SC" style:font-name-complex="FreeSans"/>
    </style:style>
    <style:style style:name="T43" style:family="text">
      <style:text-properties fo:color="#ff0000" style:font-name="Liberation Serif" officeooo:rsid="000c6cb3" style:font-name-asian="Noto Serif CJK SC" style:font-name-complex="FreeSans"/>
    </style:style>
    <style:style style:name="T44" style:family="text">
      <style:text-properties fo:color="#ff0000" style:font-name="Liberation Serif" officeooo:rsid="000b9ab7" style:font-name-asian="Noto Serif CJK SC" style:font-name-complex="FreeSans"/>
    </style:style>
    <style:style style:name="T45" style:family="text">
      <style:text-properties fo:color="#ff0000" style:font-name="Liberation Serif" officeooo:rsid="000e6b20" style:font-name-asian="Noto Serif CJK SC" style:font-name-complex="FreeSans"/>
    </style:style>
    <style:style style:name="T46" style:family="text">
      <style:text-properties fo:color="#ff0000" style:font-name="Liberation Serif" officeooo:rsid="000f1d75" style:font-name-asian="Noto Serif CJK SC" style:font-name-complex="FreeSans"/>
    </style:style>
    <style:style style:name="T47" style:family="text">
      <style:text-properties fo:color="#ff0000" style:font-name="Liberation Serif" officeooo:rsid="000fb15c" style:font-name-asian="Noto Serif CJK SC" style:font-name-complex="FreeSans"/>
    </style:style>
    <style:style style:name="T48" style:family="text">
      <style:text-properties fo:color="#ff0000" style:font-name="Liberation Serif" officeooo:rsid="0010c0d1" style:font-name-asian="Noto Serif CJK SC" style:font-name-complex="FreeSans"/>
    </style:style>
    <style:style style:name="T49" style:family="text">
      <style:text-properties fo:color="#ff0000" style:font-name="Liberation Serif" style:text-underline-style="none" officeooo:rsid="000c6cb3" style:font-name-asian="Noto Serif CJK SC" style:font-name-complex="FreeSans"/>
    </style:style>
    <style:style style:name="T50" style:family="text">
      <style:text-properties fo:color="#ff0000" style:font-name="Liberation Serif" style:text-underline-style="none" officeooo:rsid="000f1d75" style:font-name-asian="Noto Serif CJK SC" style:font-name-complex="FreeSans"/>
    </style:style>
    <style:style style:name="T51" style:family="text">
      <style:text-properties style:text-line-through-style="none" style:text-line-through-type="none" style:font-name="Khmer OS System" fo:font-style="normal" fo:font-weight="bold" style:font-name-asian="Khmer OS System" style:font-style-asian="normal" style:font-weight-asian="bold" style:font-name-complex="Khmer OS System" style:font-style-complex="normal" style:font-weight-complex="bold"/>
    </style:style>
    <style:style style:name="T52" style:family="text">
      <style:text-properties style:text-line-through-style="none" style:text-line-through-type="none" style:font-name="Khmer OS System" fo:font-style="normal" fo:font-weight="bold" officeooo:rsid="000b9ab7" style:font-name-asian="Khmer OS System" style:font-style-asian="normal" style:font-weight-asian="bold" style:font-name-complex="Khmer OS System" style:font-style-complex="normal" style:font-weight-complex="bold"/>
    </style:style>
    <style:style style:name="T53" style:family="text">
      <style:text-properties style:text-line-through-style="none" style:text-line-through-type="none" style:font-name="Khmer OS System" fo:font-style="normal" style:text-underline-style="none" fo:font-weight="bold" officeooo:rsid="000b9ab7" style:font-name-asian="Khmer OS System" style:font-style-asian="normal" style:font-weight-asian="bold" style:font-name-complex="Khmer OS System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8">CLIENTE</text:span>(<text:span text:style-name="T21">CF</text:span><text:span text:style-name="T30">, Nome, Cognome, Giorno nascita, Mese nascita, Anno nascita, Email, Indirizzo, Fax</text:span><text:span text:style-name="T31">)</text:span></text:p>
      <text:p text:style-name="P2"><text:span text:style-name="T41">CLIENTE SOCIETÀ</text:span><text:span text:style-name="T31">(</text:span><text:span text:style-name="T22">Cliente</text:span><text:span text:style-name="T31">, Nome società, partita IVA) </text:span></text:p>
      <text:p text:style-name="P3"><text:span text:style-name="T38">TELEFONO</text:span>(<text:span text:style-name="T20">Cliente</text:span>, <text:span text:style-name="T20">Numero</text:span>)</text:p>
      <text:p text:style-name="P4"><text:span text:style-name="T38">SEDE</text:span>(<text:span text:style-name="T20">Indirizzo</text:span>)</text:p>
      <text:p text:style-name="P4"><text:span text:style-name="T38">SALA RIUNIONE</text:span>(<text:span text:style-name="T20">Sede</text:span>, <text:span text:style-name="T20">Numero</text:span><text:span text:style-name="T16"> </text:span><text:span text:style-name="T20">sala</text:span>)</text:p>
      <text:p text:style-name="P5"><text:span text:style-name="T38">MEMBRO SETTORE COMMERCIALE</text:span>(<text:span text:style-name="T20">CF</text:span>, Nome, Cognome)</text:p>
      <text:p text:style-name="P5"><text:span text:style-name="T38">INSERIMENTO CLIENTE</text:span>(<text:span text:style-name="T20">Cliente</text:span>, <text:span text:style-name="T29">Membro sett. comm. </text:span>, Giorno, Mese, Anno) </text:p>
      <text:p text:style-name="P4"><text:span text:style-name="T38">OPERATORE</text:span>(<text:span text:style-name="T20">CF</text:span>, Nome, Cognome, <text:span text:style-name="T35">Manager</text:span>)<text:line-break/><text:span text:style-name="T38">GESTIONE</text:span>(<text:span text:style-name="T20">Operatore</text:span>, <text:span text:style-name="T20">Cliente</text:span>)</text:p>
      <text:p text:style-name="P5"><text:span text:style-name="T38">MANAGER</text:span>(<text:span text:style-name="T23">CF</text:span><text:span text:style-name="T34">, Nome, Cognome</text:span>)</text:p>
      <text:p text:style-name="P5"><text:span text:style-name="T38">PROPOSTA COMMERCIALE</text:span>(<text:span text:style-name="T20">Codice</text:span><text:span text:style-name="T16"> </text:span><text:span text:style-name="T20">alfanumerico</text:span>, Descrizione, Manager)</text:p>
      <text:p text:style-name="P5"><text:span text:style-name="T38">PROPOSTA COMMERCIALE TERMINATA</text:span>( <text:span text:style-name="T20">Proposta</text:span><text:span text:style-name="T16"> </text:span><text:span text:style-name="T20">comm</text:span><text:span text:style-name="T16">.</text:span><text:span text:style-name="T29"> ,</text:span> <text:span text:style-name="T35">Giorno terminazione, Mese <text:tab/>terminazione, Anno terminazione, Manager</text:span>)</text:p>
      <text:p text:style-name="P9"><text:span text:style-name="T38">ACCETTAZIONE</text:span>(<text:span text:style-name="T20">Cliente</text:span><text:span text:style-name="T16">, </text:span><text:span text:style-name="T20">Proposta</text:span><text:span text:style-name="T16"> </text:span><text:span text:style-name="T20">comm</text:span><text:span text:style-name="T16">.</text:span>)</text:p>
      <text:p text:style-name="P6"><text:span text:style-name="T38">CONVERSAZIONE</text:span>(<text:span text:style-name="T20">Cliente</text:span><text:span text:style-name="T16">, </text:span><text:span text:style-name="T20">Operatore</text:span><text:span text:style-name="T16">, </text:span><text:span text:style-name="T27">Numero conversazione</text:span><text:span text:style-name="T28">,</text:span><text:span text:style-name="T16"> </text:span><text:span text:style-name="T33">Nota testuale</text:span>)</text:p>
      <text:p text:style-name="P7"><text:span text:style-name="T39">RIFERIMENTO CONVERSAZIONE-PROPOSTA COMM.</text:span><text:span text:style-name="T35">(</text:span><text:span text:style-name="T25">Cliente</text:span><text:span text:style-name="T17"> </text:span><text:span text:style-name="T25">conv</text:span><text:span text:style-name="T17">., </text:span><text:span text:style-name="T25">Operatore</text:span><text:span text:style-name="T17"> </text:span><text:span text:style-name="T25">conv</text:span><text:span text:style-name="T17">., </text:span><text:span text:style-name="T27">Numero conversazione</text:span><text:span text:style-name="T17"> </text:span><text:span text:style-name="T18">, </text:span><text:span text:style-name="T24">Proposta</text:span><text:span text:style-name="T18"> </text:span><text:span text:style-name="T24">comm</text:span><text:span text:style-name="T18">.</text:span><text:span text:style-name="T35">)</text:span></text:p>
      <text:p text:style-name="P8"><text:span text:style-name="T40">APPUNTAMENTO</text:span><text:span text:style-name="T36">(</text:span><text:span text:style-name="T27">Sala</text:span><text:span text:style-name="T19">, </text:span><text:span text:style-name="T26">Sede</text:span><text:span text:style-name="T19">, </text:span><text:span text:style-name="T26">Giorno</text:span><text:span text:style-name="T19">, </text:span><text:span text:style-name="T26">Mese</text:span><text:span text:style-name="T19">, </text:span><text:span text:style-name="T26">Anno</text:span><text:span text:style-name="T19">, </text:span><text:span text:style-name="T26">Ora</text:span><text:span text:style-name="T19">,</text:span><text:span text:style-name="T32"> Cliente, Operatore, Proposta <text:tab/>comm.</text:span><text:span text:style-name="T36">)</text:span></text:p>
      <text:p text:style-name="P1"/>
      <text:p text:style-name="P1"/>
      <text:p text:style-name="P1"/>
      <text:p text:style-name="P10"><text:span text:style-name="T37">CLIENTE</text:span> <text:span text:style-name="T37">SOCIETÀ</text:span>(<text:span text:style-name="T29">Cliente</text:span>) <text:span text:style-name="T51">≤</text:span><text:span text:style-name="T2"> </text:span><text:span text:style-name="T42">CLIENTE</text:span><text:span text:style-name="T2">(</text:span><text:span text:style-name="T9">CF</text:span><text:span text:style-name="T2">)</text:span></text:p>
      <text:p text:style-name="P10"><text:span text:style-name="T42">TELEFONO</text:span><text:span text:style-name="T2">(Cliente) </text:span><text:span text:style-name="T51">≤</text:span><text:span text:style-name="T2"> </text:span><text:span text:style-name="T42">CLIENTE</text:span><text:span text:style-name="T2">(</text:span><text:span text:style-name="T9">CF</text:span><text:span text:style-name="T2">)</text:span></text:p>
      <text:p text:style-name="P11"><text:span text:style-name="T43">SALA</text:span><text:span text:style-name="T4"> </text:span><text:span text:style-name="T43">RIUNIONE</text:span><text:span text:style-name="T4">(Sede) </text:span><text:span text:style-name="T52">≤</text:span><text:span text:style-name="T3"> </text:span><text:span text:style-name="T43">SEDE</text:span><text:span text:style-name="T3">(</text:span><text:span text:style-name="T11">Indirizzo</text:span><text:span text:style-name="T3">)</text:span></text:p>
      <text:p text:style-name="P12"><text:span text:style-name="T44">INSERIMENTO</text:span><text:span text:style-name="T3"> </text:span><text:span text:style-name="T44">CLIENTE</text:span><text:span text:style-name="T2">(Cliente)</text:span><text:span text:style-name="T3"> </text:span><text:span text:style-name="T52">≤</text:span><text:span text:style-name="T3"> </text:span><text:span text:style-name="T44">CLIENTE</text:span><text:span text:style-name="T3">(</text:span><text:span text:style-name="T10">CF</text:span><text:span text:style-name="T3">)</text:span></text:p>
      <text:p text:style-name="P13"><text:span text:style-name="T44">INSERIMENTO</text:span><text:span text:style-name="T3"> </text:span><text:span text:style-name="T44">CLIENTE</text:span><text:span text:style-name="T3">(</text:span><text:span text:style-name="T5">Membro sett. comm.</text:span><text:span text:style-name="T3">) </text:span><text:span text:style-name="T52">≤</text:span><text:span text:style-name="T3"> </text:span><text:span text:style-name="T45">MEMBRO</text:span><text:span text:style-name="T5"> </text:span><text:span text:style-name="T45">SETTORE</text:span><text:span text:style-name="T5"> </text:span><text:span text:style-name="T45">COMMERCIALE</text:span><text:span text:style-name="T3">(</text:span><text:span text:style-name="T10">CF</text:span><text:span text:style-name="T3">)</text:span></text:p>
      <text:p text:style-name="P14"><text:span text:style-name="T46">OPERATORE</text:span><text:span text:style-name="T6">(Manager)</text:span><text:span text:style-name="T4"> </text:span><text:span text:style-name="T52">≤</text:span><text:span text:style-name="T3"> </text:span><text:span text:style-name="T46">MANAGER</text:span><text:span text:style-name="T3">(</text:span><text:span text:style-name="T11">CF</text:span><text:span text:style-name="T3">)</text:span></text:p>
      <text:p text:style-name="P11"><text:span text:style-name="T44">G</text:span><text:span text:style-name="T43">ESTIONE</text:span><text:span text:style-name="T4">(Operatore) </text:span><text:span text:style-name="T52">≤</text:span><text:span text:style-name="T3"> </text:span><text:span text:style-name="T43">OPERATORE</text:span><text:span text:style-name="T3">(</text:span><text:span text:style-name="T11">CF</text:span><text:span text:style-name="T3">)</text:span></text:p>
      <text:p text:style-name="P11"><text:span text:style-name="T43">GESTIONE</text:span><text:span text:style-name="T4">(Cliente) </text:span><text:span text:style-name="T52">≤</text:span><text:span text:style-name="T3"> </text:span><text:span text:style-name="T43">CLIENTE</text:span><text:span text:style-name="T3">(</text:span><text:span text:style-name="T11">CF</text:span><text:span text:style-name="T3">)</text:span></text:p>
      <text:p text:style-name="P14"><text:span text:style-name="T44">P</text:span><text:span text:style-name="T46">ROPOSTA</text:span><text:span text:style-name="T6"> </text:span><text:span text:style-name="T46">COMMERCIALE</text:span><text:span text:style-name="T6">(Manager)</text:span><text:span text:style-name="T4"> </text:span><text:span text:style-name="T52">≤</text:span><text:span text:style-name="T3"> </text:span><text:span text:style-name="T46">MANAGER</text:span><text:span text:style-name="T3">(</text:span><text:span text:style-name="T11">CF</text:span><text:span text:style-name="T3">)</text:span></text:p>
      <text:p text:style-name="P14"><text:span text:style-name="T44">PROPOSTA</text:span><text:span text:style-name="T3"> </text:span><text:span text:style-name="T44">COMMERCIALE</text:span><text:span text:style-name="T3"> </text:span><text:span text:style-name="T44">TERMINATA</text:span><text:span text:style-name="T3">(</text:span><text:span text:style-name="T6">Proposta comm.</text:span><text:span text:style-name="T3">)</text:span><text:span text:style-name="T4"> </text:span><text:span text:style-name="T52">≤</text:span><text:span text:style-name="T3"> </text:span><text:span text:style-name="T46">PROPOSTA</text:span><text:span text:style-name="T6"> <text:tab/></text:span><text:span text:style-name="T46">COMMERCIALE</text:span><text:span text:style-name="T3">(</text:span><text:span text:style-name="T12">Codice alfanumerico</text:span><text:span text:style-name="T3">)</text:span></text:p>
      <text:p text:style-name="P15"><text:span text:style-name="T44">P</text:span><text:span text:style-name="T42">ROPOSTA</text:span><text:span text:style-name="T2"> </text:span><text:span text:style-name="T42">COMMERCIALE</text:span><text:span text:style-name="T2"> </text:span><text:span text:style-name="T42">TERMINATA</text:span><text:span text:style-name="T2">(Manager)</text:span><text:span text:style-name="T4"> </text:span><text:span text:style-name="T52">≤</text:span><text:span text:style-name="T3"> </text:span><text:span text:style-name="T42">MANAGER</text:span><text:span text:style-name="T3">(</text:span><text:span text:style-name="T11">CF</text:span><text:span text:style-name="T3">)</text:span></text:p>
      <text:p text:style-name="P17"><text:span text:style-name="T44">ACCETTAZIONE</text:span><text:span text:style-name="T3">(</text:span><text:span text:style-name="T10">Cliente)</text:span><text:span text:style-name="T11"> </text:span><text:span text:style-name="T53">≤</text:span><text:span text:style-name="T10"> </text:span><text:span text:style-name="T49">CLIENTE</text:span><text:span text:style-name="T10">(</text:span><text:span text:style-name="T11">CF</text:span><text:span text:style-name="T10">)</text:span></text:p>
      <text:p text:style-name="P17"><text:span text:style-name="T44">ACCETTAZIONE</text:span><text:span text:style-name="T2">(</text:span><text:span text:style-name="T10">Proposta comm.)</text:span><text:span text:style-name="T11"> </text:span><text:span text:style-name="T53">≤</text:span><text:span text:style-name="T10"> </text:span><text:span text:style-name="T50">PROPOSTA</text:span><text:span text:style-name="T12"> </text:span><text:span text:style-name="T50">COMMERCIALE</text:span><text:span text:style-name="T10">(</text:span><text:span text:style-name="T12">Codice alfanumerico</text:span><text:span text:style-name="T10">)</text:span></text:p>
      <text:p text:style-name="P14"><text:span text:style-name="T44">C</text:span><text:span text:style-name="T46">ONVERSAZIONE</text:span><text:span text:style-name="T6">(Cliente)</text:span><text:span text:style-name="T4"> </text:span><text:span text:style-name="T52">≤</text:span><text:span text:style-name="T3"> </text:span><text:span text:style-name="T46">CLIENTE</text:span><text:span text:style-name="T3">(</text:span><text:span text:style-name="T11">CF</text:span><text:span text:style-name="T3">)</text:span></text:p>
      <text:p text:style-name="P14"><text:span text:style-name="T44">CONVERSAZIONE</text:span><text:span text:style-name="T3">(</text:span><text:span text:style-name="T6">Operatore</text:span><text:span text:style-name="T3">)</text:span><text:span text:style-name="T4"> </text:span><text:span text:style-name="T52">≤</text:span><text:span text:style-name="T3"> </text:span><text:span text:style-name="T46">OPERATORE</text:span><text:span text:style-name="T3">(</text:span><text:span text:style-name="T11">CF</text:span><text:span text:style-name="T3">)</text:span></text:p>
      <text:p text:style-name="P16"><text:span text:style-name="T44">RIFERIMENTO</text:span><text:span text:style-name="T3"> </text:span><text:span text:style-name="T44">CONVERSAZIONE-PROPOSTA COMM</text:span><text:span text:style-name="T3">.</text:span><text:span text:style-name="T7">(</text:span><text:span text:style-name="T13">Cliente conv.</text:span><text:span text:style-name="T7">)</text:span><text:span text:style-name="T4"> </text:span><text:span text:style-name="T52">≤</text:span><text:span text:style-name="T3"> </text:span><text:span text:style-name="T43">CLIENTE</text:span><text:span text:style-name="T3">(</text:span><text:span text:style-name="T11">CF</text:span><text:span text:style-name="T3">)</text:span></text:p>
      <text:p text:style-name="P19"><text:span text:style-name="T44">RIFERIMENTO CONVERSAZIONE-PROPOSTA COMM</text:span><text:span text:style-name="T3">.</text:span><text:span text:style-name="T7">(</text:span><text:span text:style-name="T13">Operatore conv.</text:span><text:span text:style-name="T7">)</text:span><text:span text:style-name="T4"> </text:span><text:span text:style-name="T1">≤</text:span><text:span text:style-name="T3"> </text:span><text:span text:style-name="T47">OPERATORE</text:span><text:span text:style-name="T3">(</text:span><text:span text:style-name="T11">CF</text:span><text:span text:style-name="T3">)</text:span></text:p>
      <text:p text:style-name="P19"><text:span text:style-name="T44">RIFERIMENTO CONVERSAZIONE-PROPOSTA COMM</text:span><text:span text:style-name="T3">.</text:span><text:span text:style-name="T7">(</text:span><text:span text:style-name="T15">Numero conversazione</text:span><text:span text:style-name="T7">)</text:span><text:span text:style-name="T4"> </text:span><text:span text:style-name="T1">≤</text:span><text:span text:style-name="T3"> <text:tab/></text:span><text:span text:style-name="T47">CONVERSAZIONE</text:span><text:span text:style-name="T3">(</text:span><text:span text:style-name="T15">Numero conversazione</text:span><text:span text:style-name="T3">)</text:span></text:p>
      <text:p text:style-name="P19"><text:span text:style-name="T44">RIFERIMENTO</text:span><text:span text:style-name="T3"> </text:span><text:span text:style-name="T44">CONVERSAZIONE-PROPOSTA COMM</text:span><text:span text:style-name="T3">.</text:span><text:span text:style-name="T7">(</text:span><text:span text:style-name="T12">Proposta comm.</text:span><text:span text:style-name="T13">)</text:span><text:span text:style-name="T4"> </text:span><text:span text:style-name="T1">≤</text:span><text:span text:style-name="T3"> </text:span><text:span text:style-name="T47">PROPOSTA</text:span><text:span text:style-name="T7"> <text:tab/></text:span><text:span text:style-name="T47">COMMERCIALE</text:span><text:span text:style-name="T3">(</text:span><text:span text:style-name="T13">Codice alfanumerico</text:span><text:span text:style-name="T3">)</text:span></text:p>
      <text:p text:style-name="P18"><text:span text:style-name="T44">APPUNTAMENTO</text:span><text:span text:style-name="T8">(Cliente)</text:span><text:span text:style-name="T4"> </text:span><text:span text:style-name="T1">≤</text:span><text:span text:style-name="T3"> </text:span><text:span text:style-name="T43">CLIENTE</text:span><text:span text:style-name="T3">(</text:span><text:span text:style-name="T11">CF</text:span><text:span text:style-name="T3">)</text:span></text:p>
      <text:p text:style-name="P20"><text:span text:style-name="T44">APPUNTAMENTO</text:span><text:span text:style-name="T8">(Operatore)</text:span><text:span text:style-name="T4"> </text:span><text:span text:style-name="T1">≤</text:span><text:span text:style-name="T3"> </text:span><text:span text:style-name="T48">OPERATORE</text:span><text:span text:style-name="T3">(</text:span><text:span text:style-name="T11">CF</text:span><text:span text:style-name="T3">)</text:span></text:p>
      <text:p text:style-name="P20"><text:span text:style-name="T44">APPUNTAMENTO</text:span><text:span text:style-name="T8">(Proposta comm.)</text:span><text:span text:style-name="T4"> </text:span><text:span text:style-name="T1">≤</text:span><text:span text:style-name="T3"> </text:span><text:span text:style-name="T48">PROPOSTA</text:span><text:span text:style-name="T8"> </text:span><text:span text:style-name="T48">COMMERCIALE</text:span><text:span text:style-name="T3">(</text:span><text:span text:style-name="T14">Codice alfanumerico</text:span><text:span text:style-name="T3">)</text:span></text:p>
      <text:p text:style-name="P20"><text:span text:style-name="T44">APPUNTAMENTO</text:span><text:span text:style-name="T8">(Sala)</text:span><text:span text:style-name="T4"> </text:span><text:span text:style-name="T1">≤</text:span><text:span text:style-name="T3"> </text:span><text:span text:style-name="T48">SALA</text:span><text:span text:style-name="T8"> </text:span><text:span text:style-name="T48">RIUNIONE</text:span><text:span text:style-name="T3">(</text:span><text:span text:style-name="T14">Numero sala</text:span><text:span text:style-name="T3">)</text:span></text:p>
      <text:p text:style-name="P20"><text:span text:style-name="T44">APPUNTAMENTO</text:span><text:span text:style-name="T8">(Sede)</text:span><text:span text:style-name="T4"> </text:span><text:span text:style-name="T1">≤</text:span><text:span text:style-name="T3"> </text:span><text:span text:style-name="T48">SEDE</text:span><text:span text:style-name="T3">(</text:span><text:span text:style-name="T14">Indirizzo</text:span><text:span text:style-name="T3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Khmer OS System" svg:font-family="'Khmer OS System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4T15:49:14.189563638</meta:creation-date>
    <dc:date>2020-05-24T17:35:12.257930756</dc:date>
    <meta:editing-duration>PT19M12S</meta:editing-duration>
    <meta:editing-cycles>3</meta:editing-cycles>
    <meta:generator>LibreOffice/6.4.3.2$Linux_X86_64 LibreOffice_project/85aa6f776c6af63185291a519637a4f7af4e8a3b</meta:generator>
    <meta:document-statistic meta:table-count="0" meta:image-count="0" meta:object-count="0" meta:page-count="1" meta:paragraph-count="39" meta:word-count="207" meta:character-count="2169" meta:non-whitespace-character-count="1994"/>
  </office:meta>
</office:document-meta>
</file>